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4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139.61pt"/>
    </style:style>
    <style:style style:name="co7" style:family="table-column">
      <style:table-column-properties fo:break-before="auto" style:column-width="213.19pt"/>
    </style:style>
    <style:style style:name="co8" style:family="table-column">
      <style:table-column-properties fo:break-before="auto" style:column-width="102.81pt"/>
    </style:style>
    <style:style style:name="co9" style:family="table-column">
      <style:table-column-properties fo:break-before="auto" style:column-width="278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69.5pt" fo:break-before="auto" style:use-optimal-row-height="false"/>
    </style:style>
    <style:style style:name="ta1" style:family="table" style:master-page-name="PageStyle_5f_Komponen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API">
      <style:table-properties table:display="true" style:writing-mode="lr-tb"/>
    </style:style>
    <style:style style:name="ta4" style:family="table" style:master-page-name="PageStyle_5f_Display_20_Messag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cc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cc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cc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none" style:text-underline-color="font-color" fo:font-weight="normal" fo:font-size="11pt" style:font-name="Arial" style:text-position="0% 100%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style:font-weight-complex="bold" fo:font-weight="bold" style:font-weight-asian="bold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6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mpon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Komponen</text:p>
          </table:table-cell>
          <table:table-cell table:style-name="ce7" table:number-columns-repeated="14"/>
          <table:table-cell table:style-name="ce1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abel Num</text:p>
          </table:table-cell>
          <table:table-cell table:style-name="ce2" office:value-type="string" calcext:value-type="string">
            <text:p>Label Name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Allignment</text:p>
          </table:table-cell>
          <table:table-cell table:style-name="ce2" office:value-type="string" calcext:value-type="string">
            <text:p>Lookup Refs</text:p>
          </table:table-cell>
          <table:table-cell table:style-name="ce2" office:value-type="string" calcext:value-type="string">
            <text:p>Edit Mod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Is Required Submit</text:p>
          </table:table-cell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Length</text:p>
          </table:table-cell>
          <table:table-cell table:style-name="ce2" office:value-type="string" calcext:value-type="string">
            <text:p>Min Value</text:p>
          </table:table-cell>
          <table:table-cell table:style-name="ce2" office:value-type="string" calcext:value-type="string">
            <text:p>Max Value</text:p>
          </table:table-cell>
          <table:table-cell table:style-name="ce2" office:value-type="string" calcext:value-type="string">
            <text:p>Max Size</text:p>
          </table:table-cell>
          <table:table-cell table:style-name="ce2" office:value-type="string" calcext:value-type="string">
            <text:p>Notes</text:p>
          </table:table-cell>
          <table:table-cell table:style-name="ce18" table:number-columns-repeated="10"/>
          <table:table-cell table:number-columns-repeated="998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Foto Talent</text:p>
          </table:table-cell>
          <table:table-cell table:number-columns-repeated="2" table:style-name="ce12" office:value-type="string" calcext:value-type="string">
            <text:p>Image Upload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Left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number-columns-repeated="4" table:style-name="ce12" office:value-type="string" calcext:value-type="string">
            <text:p>-</text:p>
          </table:table-cell>
          <table:table-cell table:style-name="ce12" office:value-type="string" calcext:value-type="string">
            <text:p>2MB</text:p>
          </table:table-cell>
          <table:table-cell table:style-name="ce19" office:value-type="string" calcext:value-type="string">
            <text:p>Accept file:</text:p>
            <text:p>1. .jpg/.jpeg</text:p>
            <text:p>2. .png</text:p>
            <text:p/>
            <text:p>catatan :</text:p>
            <text:p>1. mandatory check, jika input kosong maka tampilkan message AS-STT-ERR-001</text:p>
            <text:p>2. jika ukuran foto melebihi 2MB maka tampilkan message AS-STT-ERR-006</text:p>
            <text:p>3. jika format file bukan bertipe image (.jpeg/.jpg/.png) maka tampilkan message AS-STT-008</text:p>
          </table:table-cell>
          <table:table-cell table:number-columns-repeated="1008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Nama Talent</text:p>
          </table:table-cell>
          <table:table-cell table:style-name="ce12" office:value-type="string" calcext:value-type="string">
            <text:p>Text Input</text:p>
          </table:table-cell>
          <table:table-cell table:style-name="ce13" office:value-type="string" calcext:value-type="string">
            <text:p>String</text:p>
          </table:table-cell>
          <table:table-cell table:style-name="ce1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5" calcext:value-type="float">
            <text:p>255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9" office:value-type="string" calcext:value-type="string">
            <text:p>catatan :</text:p>
            <text:p>1. mandatory check, jika input kosong maka tampilkan message AS-STT-ERR-001</text:p>
            <text:p>2. Jika panjang kolom lebih dari 255 karakter maka tampilkan message AS-STT-ERR-010</text:p>
          </table:table-cell>
          <table:table-cell table:number-columns-repeated="1008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Nomor Induk Pegawai</text:p>
          </table:table-cell>
          <table:table-cell table:style-name="ce12" office:value-type="string" calcext:value-type="string">
            <text:p>Text Input</text:p>
          </table:table-cell>
          <table:table-cell table:style-name="ce13" office:value-type="string" calcext:value-type="string">
            <text:p>String</text:p>
          </table:table-cell>
          <table:table-cell table:style-name="ce1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9" office:value-type="string" calcext:value-type="string">
            <text:p>catatan :</text:p>
            <text:p>1. mandatory check, jika input kosong maka tampilkan message AS-STT-ERR-001</text:p>
            <text:p>2. jika input bukan berupa angka masa tampilkan message AS-STT-ERR-003</text:p>
            <text:p>3. Jika panjang kolom lebih dari 15 karakter, maka tampilkan message AS-STT-ERR-011</text:p>
          </table:table-cell>
          <table:table-cell table:number-columns-repeated="1008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Jenis Kelamin</text:p>
          </table:table-cell>
          <table:table-cell table:number-columns-repeated="2" table:style-name="ce12" office:value-type="string" calcext:value-type="string">
            <text:p>Radio Button</text:p>
          </table:table-cell>
          <table:table-cell table:style-name="ce1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8" office:value-type="string" calcext:value-type="string">
            <text:p>1. Laki-Laki</text:p>
            <text:p>2 Perempuan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4" table:formula="of:=ROW()-2" office:value-type="float" office:value="5" calcext:value-type="float">
            <text:p>5</text:p>
          </table:table-cell>
          <table:table-cell table:style-name="ce9" office:value-type="string" calcext:value-type="string">
            <text:p>Tanggal Lahir</text:p>
          </table:table-cell>
          <table:table-cell table:style-name="ce4" office:value-type="string" calcext:value-type="string">
            <text:p>Text Input</text:p>
          </table:table-cell>
          <table:table-cell table:style-name="ce4" office:value-type="string" calcext:value-type="string">
            <text:p>Date Picker</text:p>
          </table:table-cell>
          <table:table-cell table:style-name="ce4" office:value-type="string" calcext:value-type="string">
            <text:p>Date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4" table:formula="of:=ROW()-2" office:value-type="float" office:value="6" calcext:value-type="float">
            <text:p>6</text:p>
          </table:table-cell>
          <table:table-cell table:style-name="ce9" office:value-type="string" calcext:value-type="string">
            <text:p>Deskripsi Talent</text:p>
          </table:table-cell>
          <table:table-cell table:number-columns-repeated="2" table:style-name="ce4" office:value-type="string" calcext:value-type="string">
            <text:p>Rich Text Area</text:p>
          </table:table-cell>
          <table:table-cell table:style-name="ce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  <text:p>2. jika panjang kolom melebihi 4000 karakter maka tampilkan message AS-STT-ERR-012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7" calcext:value-type="float">
            <text:p>7</text:p>
          </table:table-cell>
          <table:table-cell table:style-name="ce9" office:value-type="string" calcext:value-type="string">
            <text:p>Upload CV</text:p>
          </table:table-cell>
          <table:table-cell table:number-columns-repeated="2" table:style-name="ce4" office:value-type="string" calcext:value-type="string">
            <text:p>File Upload</text:p>
          </table:table-cell>
          <table:table-cell table:style-name="ce4" office:value-type="string" calcext:value-type="string">
            <text:p>File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office:value-type="string" calcext:value-type="string">
            <text:p>10MB</text:p>
          </table:table-cell>
          <table:table-cell table:style-name="ce15" office:value-type="string" calcext:value-type="string">
            <text:p>Accept file:</text:p>
            <text:p>1. .pdf</text:p>
            <text:p>2. .docx</text:p>
            <text:p/>
            <text:p>catatan :</text:p>
            <text:p>1. mandatory check, jika input kosong maka tampilkan message AS-STT-ERR-001</text:p>
            <text:p>2. jika tipe file bukan berformat .docx/.pdf maka tampilkan message AS-STT-ERR-009</text:p>
            <text:p>3. jika ukuran file melebihi 10MB maka tampilkan message AS-STT-ERR-007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8" calcext:value-type="float">
            <text:p>8</text:p>
          </table:table-cell>
          <table:table-cell table:style-name="ce9" office:value-type="string" calcext:value-type="string">
            <text:p>Total Pengalaman</text:p>
          </table:table-cell>
          <table:table-cell table:style-name="ce4" office:value-type="string" calcext:value-type="string">
            <text:p>Text Input</text:p>
          </table:table-cell>
          <table:table-cell table:number-columns-repeated="2" table:style-name="ce4" office:value-type="string" calcext:value-type="string">
            <text:p>Number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  <text:p>2. Input berupa angka dengan format value tahun</text:p>
            <text:p>3. jika input bukan berupa angka maka tampilkan message AS-STT-ERR-005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9" calcext:value-type="float">
            <text:p>9</text:p>
          </table:table-cell>
          <table:table-cell table:style-name="ce9" office:value-type="string" calcext:value-type="string">
            <text:p>Level</text:p>
          </table:table-cell>
          <table:table-cell table:number-columns-repeated="2" table:style-name="ce4" office:value-type="string" calcext:value-type="string">
            <text:p>Combo Box</text:p>
          </table:table-cell>
          <table:table-cell table:style-name="ce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1. Junior</text:p>
            <text:p>2. Middle</text:p>
            <text:p>3. Senio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Junior</text:p>
          </table:table-cell>
          <table:table-cell table:style-name="ce4" office:value-type="string" calcext:value-type="string">
            <text:p>Yes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0" calcext:value-type="float">
            <text:p>10</text:p>
          </table:table-cell>
          <table:table-cell table:style-name="ce9" office:value-type="string" calcext:value-type="string">
            <text:p>Posisi</text:p>
          </table:table-cell>
          <table:table-cell table:style-name="ce12" office:value-type="string" calcext:value-type="string">
            <text:p>Text Input</text:p>
          </table:table-cell>
          <table:table-cell table:style-name="ce4" office:value-type="string" calcext:value-type="string">
            <text:p>Auto Complete</text:p>
          </table:table-cell>
          <table:table-cell table:style-name="ce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  <text:p>2. jika jumlah posisi lebih dari 10 maka tampilkan message AS-STT-ERR-014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1" calcext:value-type="float">
            <text:p>11</text:p>
          </table:table-cell>
          <table:table-cell table:style-name="ce9" office:value-type="string" calcext:value-type="string">
            <text:p>Skill Set</text:p>
          </table:table-cell>
          <table:table-cell table:style-name="ce12" office:value-type="string" calcext:value-type="string">
            <text:p>Text Input</text:p>
          </table:table-cell>
          <table:table-cell table:style-name="ce4" office:value-type="string" calcext:value-type="string">
            <text:p>Auto Complete</text:p>
          </table:table-cell>
          <table:table-cell table:style-name="ce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  <text:p>2. jika jumlah Skillset lebih dari 50 maka tampilkan message AS-STT-ERR-015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2" calcext:value-type="float">
            <text:p>12</text:p>
          </table:table-cell>
          <table:table-cell table:style-name="ce9" office:value-type="string" calcext:value-type="string">
            <text:p>Email</text:p>
          </table:table-cell>
          <table:table-cell table:style-name="ce4" office:value-type="string" calcext:value-type="string">
            <text:p>Text Input</text:p>
          </table:table-cell>
          <table:table-cell table:number-columns-repeated="2" table:style-name="ce4" office:value-type="string" calcext:value-type="string">
            <text:p>Email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  <text:p>2. jika input bukan berformat email maka tampilkan message AS-STT-ERR-002</text:p>
            <text:p>3. jika kolom email melebihi 100 karakter maka tampilkan message AS-STT-ERR-013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3" calcext:value-type="float">
            <text:p>13</text:p>
          </table:table-cell>
          <table:table-cell table:style-name="ce9" office:value-type="string" calcext:value-type="string">
            <text:p>No Handphone</text:p>
          </table:table-cell>
          <table:table-cell table:style-name="ce4" office:value-type="string" calcext:value-type="string">
            <text:p>Text Input</text:p>
          </table:table-cell>
          <table:table-cell table:number-columns-repeated="2" table:style-name="ce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  <text:p>2. jika input bukan berupa angka maka tampilkan message AS-STT-ERR-004</text:p>
            <text:p>3. jika panjang kolom lebih dari 12 maka tampilkan message AS-STT-ERR-016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4" calcext:value-type="float">
            <text:p>14</text:p>
          </table:table-cell>
          <table:table-cell table:style-name="ce9" office:value-type="string" calcext:value-type="string">
            <text:p>Status Kepegawaian</text:p>
          </table:table-cell>
          <table:table-cell table:number-columns-repeated="2" table:style-name="ce4" office:value-type="string" calcext:value-type="string">
            <text:p>Combo Box</text:p>
          </table:table-cell>
          <table:table-cell table:style-name="ce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1. Active</text:p>
            <text:p>2. Not Activ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Yes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5" calcext:value-type="float">
            <text:p>15</text:p>
          </table:table-cell>
          <table:table-cell table:style-name="ce9" office:value-type="string" calcext:value-type="string">
            <text:p>Ketersediaan Talent</text:p>
          </table:table-cell>
          <table:table-cell table:number-columns-repeated="2" table:style-name="ce4" office:value-type="string" calcext:value-type="string">
            <text:p>Combo Box</text:p>
          </table:table-cell>
          <table:table-cell table:style-name="ce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1. Available</text:p>
            <text:p>2. Not Availabl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vailable</text:p>
          </table:table-cell>
          <table:table-cell table:style-name="ce4" office:value-type="string" calcext:value-type="string">
            <text:p>Yes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6" calcext:value-type="float">
            <text:p>16</text:p>
          </table:table-cell>
          <table:table-cell table:style-name="ce9" office:value-type="string" calcext:value-type="string">
            <text:p>Biografi Video</text:p>
          </table:table-cell>
          <table:table-cell table:style-name="ce4" office:value-type="string" calcext:value-type="string">
            <text:p>Text Input</text:p>
          </table:table-cell>
          <table:table-cell table:number-columns-repeated="2" table:style-name="ce4" office:value-type="string" calcext:value-type="string">
            <text:p>String</text:p>
          </table:table-cell>
          <table:table-cell table:style-name="ce14" office:value-type="string" calcext:value-type="string">
            <text:p>Left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5" office:value-type="string" calcext:value-type="string">
            <text:p>catatan :</text:p>
            <text:p>1. mandatory check, jika input kosong maka tampilkan message AS-STT-ERR-001</text:p>
            <text:p>2. Input berupa string dengan format URL </text:p>
            <text:p>3. jika panjang kolom melebihi 255 karakter maka tampilkan message AS-STT-ERR-017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7" calcext:value-type="float">
            <text:p>17</text:p>
          </table:table-cell>
          <table:table-cell table:style-name="ce9" office:value-type="string" calcext:value-type="string">
            <text:p>Batal</text:p>
          </table:table-cell>
          <table:table-cell table:style-name="ce4" office:value-type="string" calcext:value-type="string">
            <text:p>Button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4" table:formula="of:=ROW()-2" office:value-type="float" office:value="18" calcext:value-type="float">
            <text:p>18</text:p>
          </table:table-cell>
          <table:table-cell table:style-name="ce9" office:value-type="string" calcext:value-type="string">
            <text:p>Simpan</text:p>
          </table:table-cell>
          <table:table-cell table:style-name="ce4" office:value-type="string" calcext:value-type="string">
            <text:p>Button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15"/>
          <table:table-cell table:number-columns-repeated="1008"/>
        </table:table-row>
        <table:table-row table:style-name="ro1" table:number-rows-repeated="3">
          <table:table-cell table:style-name="ce5"/>
          <table:table-cell table:style-name="ce10" table:number-columns-repeated="13"/>
          <table:table-cell table:style-name="ce16"/>
          <table:table-cell table:number-columns-repeated="1009"/>
        </table:table-row>
        <table:table-row table:style-name="ro1" table:number-rows-repeated="3">
          <table:table-cell table:style-name="ce5"/>
          <table:table-cell table:style-name="ce11" table:number-columns-repeated="4"/>
          <table:table-cell table:style-name="ce10" table:number-columns-repeated="9"/>
          <table:table-cell table:style-name="ce16"/>
          <table:table-cell table:number-columns-repeated="1009"/>
        </table:table-row>
        <table:table-row table:style-name="ro1" table:number-rows-repeated="883">
          <table:table-cell table:style-name="ce5"/>
          <table:table-cell table:style-name="ce10" table:number-columns-repeated="13"/>
          <table:table-cell table:style-name="ce16"/>
          <table:table-cell table:number-columns-repeated="1009"/>
        </table:table-row>
        <table:table-row table:style-name="ro1" table:number-rows-repeated="66">
          <table:table-cell table:style-name="ce6"/>
          <table:table-cell table:number-columns-repeated="13"/>
          <table:table-cell table:style-name="ce17"/>
          <table:table-cell table:number-columns-repeated="1009"/>
        </table:table-row>
        <table:table-row table:style-name="ro2" table:number-rows-repeated="10476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1009" table:default-cell-style-name="Default"/>
        <table:table-row table:style-name="ro1">
          <table:table-cell table:style-name="ce20" office:value-type="string" calcext:value-type="string">
            <text:p>Event based on User Activity</text:p>
          </table:table-cell>
          <table:table-cell/>
          <table:table-cell table:style-name="ce22" table:number-columns-repeated="5"/>
          <table:table-cell table:style-name="ce10" table:number-columns-repeated="7"/>
          <table:table-cell table:style-name="ce16"/>
          <table:table-cell table:number-columns-repeated="1009"/>
        </table:table-row>
        <table:table-row table:style-name="ro1">
          <table:table-cell table:style-name="ce2" office:value-type="string" calcext:value-type="string">
            <text:p>Event</text:p>
            <text:p>Num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Activity Type</text:p>
          </table:table-cell>
          <table:table-cell table:style-name="ce2" office:value-type="string" calcext:value-type="string" table:number-columns-spanned="3" table:number-rows-spanned="1">
            <text:p>Next Event</text:p>
          </table:table-cell>
          <table:covered-table-cell table:style-name="ce23"/>
          <table:covered-table-cell table:style-name="ce25"/>
          <table:table-cell table:style-name="ce2" office:value-type="string" calcext:value-type="string">
            <text:p>Need API</text:p>
          </table:table-cell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23"/>
          <table:covered-table-cell table:style-name="ce25"/>
          <table:table-cell table:style-name="ce10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15" office:value-type="string" calcext:value-type="string">
            <text:p>Load Screen - Tambah Talent</text:p>
          </table:table-cell>
          <table:table-cell table:style-name="ce8" office:value-type="string" calcext:value-type="string">
            <text:p>Change Value</text:p>
          </table:table-cell>
          <table:table-cell table:style-name="ce8" office:value-type="string" calcext:value-type="string" table:number-columns-spanned="3" table:number-rows-spanned="1">
            <text:p>[1] Hit "API GET Search Data Master Level Talent"</text:p>
            <text:p>[2] Hit "API GET Search Data Master Status Kepegawaian"</text:p>
            <text:p>[3] Hit "API GET Search Data Master Skill Set"</text:p>
            <text:p>[4] Hit "API GET Search Data Master Posisi Talent"</text:p>
            <text:p>[5] Load Data Master</text:p>
          </table:table-cell>
          <table:covered-table-cell table:style-name="ce24"/>
          <table:covered-table-cell table:style-name="ce26"/>
          <table:table-cell table:style-name="ce12" office:value-type="string" calcext:value-type="string">
            <text:p>Yes</text:p>
          </table:table-cell>
          <table:table-cell table:style-name="ce8" office:value-type="string" calcext:value-type="string" table:number-columns-spanned="3" table:number-rows-spanned="1">
            <text:p>Jika terjadi kesalahan saat Hit API maka tampilkan message AS-STT-ERR-018</text:p>
          </table:table-cell>
          <table:covered-table-cell table:style-name="ce24"/>
          <table:covered-table-cell table:style-name="ce26"/>
          <table:table-cell table:style-name="ce10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15" office:value-type="string" calcext:value-type="string">
            <text:p>User klik "Talent's Photo"</text:p>
          </table:table-cell>
          <table:table-cell table:style-name="ce15" office:value-type="string" calcext:value-type="string">
            <text:p>Click Component</text:p>
          </table:table-cell>
          <table:table-cell table:style-name="ce15" office:value-type="string" calcext:value-type="string" table:number-columns-spanned="3" table:number-rows-spanned="1">
            <text:p>[1] Menampilkan popup upload image</text:p>
          </table:table-cell>
          <table:covered-table-cell table:style-name="ce23"/>
          <table:covered-table-cell table:style-name="ce25"/>
          <table:table-cell table:style-name="ce13" office:value-type="string" calcext:value-type="string">
            <text:p>No</text:p>
          </table:table-cell>
          <table:table-cell table:style-name="ce8" table:number-columns-spanned="3" table:number-rows-spanned="1"/>
          <table:covered-table-cell table:style-name="ce24"/>
          <table:covered-table-cell table:style-name="ce26"/>
          <table:table-cell table:style-name="ce10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15" office:value-type="string" calcext:value-type="string">
            <text:p>User klik "Upload CV"</text:p>
          </table:table-cell>
          <table:table-cell table:style-name="ce15" office:value-type="string" calcext:value-type="string">
            <text:p>Click Component</text:p>
          </table:table-cell>
          <table:table-cell table:style-name="ce15" office:value-type="string" calcext:value-type="string" table:number-columns-spanned="3" table:number-rows-spanned="1">
            <text:p>[1] Menampilkan popup upload dokumen</text:p>
          </table:table-cell>
          <table:covered-table-cell table:style-name="ce23"/>
          <table:covered-table-cell table:style-name="ce25"/>
          <table:table-cell table:style-name="ce13" office:value-type="string" calcext:value-type="string">
            <text:p>No</text:p>
          </table:table-cell>
          <table:table-cell table:style-name="ce8" table:number-columns-spanned="3" table:number-rows-spanned="1"/>
          <table:covered-table-cell table:style-name="ce24"/>
          <table:covered-table-cell table:style-name="ce26"/>
          <table:table-cell table:style-name="ce10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9" office:value-type="string" calcext:value-type="string">
            <text:p>User klik tombol "Batal"</text:p>
          </table:table-cell>
          <table:table-cell table:style-name="ce15" office:value-type="string" calcext:value-type="string">
            <text:p>Click Component</text:p>
          </table:table-cell>
          <table:table-cell table:style-name="ce15" office:value-type="string" calcext:value-type="string" table:number-columns-spanned="3" table:number-rows-spanned="1">
            <text:p>[1] Redirect ke Screen - Daftar Talent</text:p>
          </table:table-cell>
          <table:covered-table-cell table:style-name="ce23"/>
          <table:covered-table-cell table:style-name="ce25"/>
          <table:table-cell table:style-name="ce13" office:value-type="string" calcext:value-type="string">
            <text:p>No</text:p>
          </table:table-cell>
          <table:table-cell table:style-name="ce15" office:value-type="string" calcext:value-type="string" table:number-columns-spanned="3" table:number-rows-spanned="1">
            <text:p>Tampilkan message AS-STT-CFM-001 sebelum redirect ke Screen - Daftar Talent</text:p>
          </table:table-cell>
          <table:covered-table-cell table:style-name="ce23"/>
          <table:covered-table-cell table:style-name="ce25"/>
          <table:table-cell table:style-name="ce10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3" table:formula="of:=ROW()-2" office:value-type="float" office:value="5" calcext:value-type="float">
            <text:p>5</text:p>
          </table:table-cell>
          <table:table-cell table:style-name="ce15" office:value-type="string" calcext:value-type="string">
            <text:p>User klik tombol "Simpan"</text:p>
          </table:table-cell>
          <table:table-cell table:style-name="ce8" office:value-type="string" calcext:value-type="string">
            <text:p>Change Value</text:p>
          </table:table-cell>
          <table:table-cell table:style-name="ce15" office:value-type="string" calcext:value-type="string" table:number-columns-spanned="3" table:number-rows-spanned="1">
            <text:p>[1] Hit "API POST Save Data Talent"</text:p>
            <text:p>[2] Menampilkan notifikasi sukses (Display Message A.13)</text:p>
            <text:p>[3] Redirect ke Screen - Daftar Talent</text:p>
            <text:p/>
            <text:p>Jika API [1] gagal:</text:p>
            <text:p>[2] Menampilkan notifikasi gagal (Display Message A.1 s/d A.12)</text:p>
            <text:p>[3] Tetap di Screen - Tambah Talent</text:p>
          </table:table-cell>
          <table:covered-table-cell table:style-name="ce23"/>
          <table:covered-table-cell table:style-name="ce25"/>
          <table:table-cell table:style-name="ce4" office:value-type="string" calcext:value-type="string">
            <text:p>Yes</text:p>
          </table:table-cell>
          <table:table-cell table:style-name="ce15" office:value-type="string" calcext:value-type="string" table:number-columns-spanned="3" table:number-rows-spanned="1">
            <text:p>Jika sukses tampilkan message AS-STT-INF-001</text:p>
            <text:p>Jika gagal tampilkan message AS-STT-ERR-018</text:p>
          </table:table-cell>
          <table:covered-table-cell table:style-name="ce23"/>
          <table:covered-table-cell table:style-name="ce25"/>
          <table:table-cell table:style-name="ce10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13"/>
          <table:table-cell table:style-name="ce16"/>
          <table:table-cell table:number-columns-repeated="1009"/>
        </table:table-row>
        <table:table-row table:style-name="ro1" table:number-rows-repeated="4">
          <table:table-cell table:style-name="ce21"/>
          <table:table-cell table:style-name="ce16" table:number-columns-repeated="11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1">
          <table:table-cell table:style-name="ce21"/>
          <table:table-cell table:style-name="ce16" table:number-columns-repeated="11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1">
          <table:table-cell table:style-name="ce21"/>
          <table:table-cell table:style-name="ce16" table:number-columns-repeated="11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1" table:number-rows-repeated="2">
          <table:table-cell table:style-name="ce5"/>
          <table:table-cell table:style-name="ce10" table:number-columns-repeated="8"/>
          <table:table-cell table:style-name="ce16"/>
          <table:table-cell table:style-name="ce10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4"/>
          <table:table-cell table:style-name="ce10" table:number-columns-repeated="4"/>
          <table:table-cell table:style-name="ce16"/>
          <table:table-cell table:style-name="ce10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4"/>
          <table:table-cell table:style-name="ce10" table:number-columns-repeated="9"/>
          <table:table-cell table:style-name="ce16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4"/>
          <table:table-cell table:style-name="ce10" table:number-columns-repeated="11"/>
          <table:table-cell table:number-columns-repeated="1008"/>
        </table:table-row>
        <table:table-row table:style-name="ro1">
          <table:table-cell table:style-name="ce5"/>
          <table:table-cell table:style-name="ce10" table:number-columns-repeated="15"/>
          <table:table-cell table:number-columns-repeated="1008"/>
        </table:table-row>
        <table:table-row table:style-name="ro1">
          <table:table-cell table:style-name="ce5"/>
          <table:table-cell table:style-name="ce10" table:number-columns-repeated="11"/>
          <table:table-cell table:style-name="ce16" table:number-columns-repeated="4"/>
          <table:table-cell table:number-columns-repeated="1008"/>
        </table:table-row>
        <table:table-row table:style-name="ro1" table:number-rows-repeated="881">
          <table:table-cell table:style-name="ce5"/>
          <table:table-cell table:style-name="ce10" table:number-columns-repeated="13"/>
          <table:table-cell table:style-name="ce16"/>
          <table:table-cell table:number-columns-repeated="1009"/>
        </table:table-row>
        <table:table-row table:style-name="ro1" table:number-rows-repeated="66">
          <table:table-cell table:style-name="ce6"/>
          <table:table-cell table:number-columns-repeated="13"/>
          <table:table-cell table:style-name="ce17"/>
          <table:table-cell table:number-columns-repeated="1009"/>
        </table:table-row>
        <table:table-row table:style-name="ro2" table:number-rows-repeated="10476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3" table:number-columns-repeated="1009" table:default-cell-style-name="Default"/>
        <table:table-row table:style-name="ro1">
          <table:table-cell table:style-name="ce20" office:value-type="string" calcext:value-type="string">
            <text:p>API based on Event</text:p>
          </table:table-cell>
          <table:table-cell/>
          <table:table-cell table:style-name="ce22" table:number-columns-repeated="4"/>
          <table:table-cell table:style-name="ce10" table:number-columns-repeated="8"/>
          <table:table-cell table:style-name="ce16"/>
          <table:table-cell table:number-columns-repeated="1009"/>
        </table:table-row>
        <table:table-row table:style-name="ro1">
          <table:table-cell table:style-name="ce2" office:value-type="string" calcext:value-type="string">
            <text:p>API Num</text:p>
          </table:table-cell>
          <table:table-cell table:style-name="ce27" office:value-type="string" calcext:value-type="string">
            <text:p>Event Name</text:p>
          </table:table-cell>
          <table:table-cell table:style-name="ce27" office:value-type="string" calcext:value-type="string" table:number-columns-spanned="2" table:number-rows-spanned="1">
            <text:p>API</text:p>
          </table:table-cell>
          <table:covered-table-cell table:style-name="ce25"/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23"/>
          <table:covered-table-cell table:style-name="ce25"/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23"/>
          <table:covered-table-cell table:style-name="ce25"/>
          <table:table-cell table:style-name="ce2" office:value-type="string" calcext:value-type="string" table:number-columns-spanned="2" table:number-rows-spanned="1">
            <text:p>Related Table</text:p>
          </table:table-cell>
          <table:covered-table-cell table:style-name="ce25"/>
          <table:table-cell table:style-name="ce10"/>
          <table:table-cell table:style-name="ce16"/>
          <table:table-cell table:number-columns-repeated="1010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API GET Search Data Master Level Talent</text:p>
          </table:table-cell>
          <table:table-cell table:style-name="ce15" office:value-type="string" calcext:value-type="string" table:number-columns-spanned="2" table:number-rows-spanned="1">
            <text:p>GET :</text:p>
            <text:p>/master-management/talent-level-option-lists</text:p>
          </table:table-cell>
          <table:covered-table-cell table:style-name="ce25"/>
          <table:table-cell table:style-name="ce28" office:value-type="string" calcext:value-type="string" table:number-columns-spanned="3" table:number-rows-spanned="1">
            <text:p>Mapping parameter : </text:p>
            <text:p>-</text:p>
            <text:p/>
            <text:p>Mapping response :</text:p>
            <text:p>{</text:p>
            <text:p>        "talentLevelId": [Id Level Talent]</text:p>
            <text:p>        "talentLevelName": [Nama Level Talent]</text:p>
            <text:p>}</text:p>
          </table:table-cell>
          <table:covered-table-cell table:style-name="ce23"/>
          <table:covered-table-cell table:style-name="ce25"/>
          <table:table-cell table:style-name="ce28" office:value-type="string" calcext:value-type="string" table:number-columns-spanned="3" table:number-rows-spanned="1">
            <text:p>- Response berupa list of object</text:p>
          </table:table-cell>
          <table:covered-table-cell table:style-name="ce23"/>
          <table:covered-table-cell table:style-name="ce25"/>
          <table:table-cell table:style-name="ce9" office:value-type="string" calcext:value-type="string" table:number-columns-spanned="2" table:number-rows-spanned="1">
            <text:p>1. talent_level</text:p>
          </table:table-cell>
          <table:covered-table-cell table:style-name="ce25"/>
          <table:table-cell/>
          <table:table-cell table:style-name="ce10"/>
          <table:table-cell table:style-name="ce16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15" office:value-type="string" calcext:value-type="string">
            <text:p>API GET Search Data Master Status Kepegawaian</text:p>
          </table:table-cell>
          <table:table-cell table:style-name="ce15" office:value-type="string" calcext:value-type="string" table:number-columns-spanned="2" table:number-rows-spanned="1">
            <text:p>GET :</text:p>
            <text:p>/master-management/employee-status-option-lists</text:p>
          </table:table-cell>
          <table:covered-table-cell table:style-name="ce25"/>
          <table:table-cell table:style-name="ce28" office:value-type="string" calcext:value-type="string" table:number-columns-spanned="3" table:number-rows-spanned="1">
            <text:p>Mapping parameter : </text:p>
            <text:p>-</text:p>
            <text:p/>
            <text:p>Mapping response :</text:p>
            <text:p>{</text:p>
            <text:p>        "employeeStatusId": [Id Status Kepegawaian]</text:p>
            <text:p>        "employeeStatusName": [Status Kepegawaian]</text:p>
            <text:p>}</text:p>
          </table:table-cell>
          <table:covered-table-cell table:style-name="ce23"/>
          <table:covered-table-cell table:style-name="ce25"/>
          <table:table-cell table:style-name="ce28" office:value-type="string" calcext:value-type="string" table:number-columns-spanned="3" table:number-rows-spanned="1">
            <text:p>- Response berupa list of object</text:p>
          </table:table-cell>
          <table:covered-table-cell table:style-name="ce23"/>
          <table:covered-table-cell table:style-name="ce25"/>
          <table:table-cell table:style-name="ce9" office:value-type="string" calcext:value-type="string" table:number-columns-spanned="2" table:number-rows-spanned="1">
            <text:p>1. employee_status</text:p>
          </table:table-cell>
          <table:covered-table-cell table:style-name="ce25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15" office:value-type="string" calcext:value-type="string">
            <text:p>API GET Search Data Master Skill Set</text:p>
          </table:table-cell>
          <table:table-cell table:style-name="ce15" office:value-type="string" calcext:value-type="string" table:number-columns-spanned="2" table:number-rows-spanned="1">
            <text:p>GET :</text:p>
            <text:p>/master-management/skill-set-option-lists</text:p>
          </table:table-cell>
          <table:covered-table-cell table:style-name="ce25"/>
          <table:table-cell table:style-name="ce28" office:value-type="string" calcext:value-type="string" table:number-columns-spanned="3" table:number-rows-spanned="1">
            <text:p>Mapping parameter : </text:p>
            <text:p>-</text:p>
            <text:p/>
            <text:p>Mapping response :</text:p>
            <text:p>{</text:p>
            <text:p>        "skillSetId": [Id Skill]</text:p>
            <text:p>        "skillSetName": [Skill Name]</text:p>
            <text:p>}</text:p>
          </table:table-cell>
          <table:covered-table-cell table:style-name="ce23"/>
          <table:covered-table-cell table:style-name="ce25"/>
          <table:table-cell table:style-name="ce28" office:value-type="string" calcext:value-type="string" table:number-columns-spanned="3" table:number-rows-spanned="1">
            <text:p>- Response berupa list of object</text:p>
          </table:table-cell>
          <table:covered-table-cell table:style-name="ce23"/>
          <table:covered-table-cell table:style-name="ce25"/>
          <table:table-cell table:style-name="ce9" office:value-type="string" calcext:value-type="string" table:number-columns-spanned="2" table:number-rows-spanned="1">
            <text:p>1. skillset</text:p>
          </table:table-cell>
          <table:covered-table-cell table:style-name="ce25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15" office:value-type="string" calcext:value-type="string">
            <text:p>API GET Search Data Master Posisi Talent</text:p>
          </table:table-cell>
          <table:table-cell table:style-name="ce28" office:value-type="string" calcext:value-type="string" table:number-columns-spanned="2" table:number-rows-spanned="1">
            <text:p>GET :</text:p>
            <text:p>/master-management/talent-position-option-lists</text:p>
          </table:table-cell>
          <table:covered-table-cell table:style-name="ce25"/>
          <table:table-cell table:style-name="ce28" office:value-type="string" calcext:value-type="string" table:number-columns-spanned="3" table:number-rows-spanned="1">
            <text:p>Mapping parameter : </text:p>
            <text:p>-</text:p>
            <text:p/>
            <text:p>Mapping response :</text:p>
            <text:p>{</text:p>
            <text:p>        "positionId": [Id Posisi Talent]</text:p>
            <text:p>        "positionName": [Nama Posisi Talent]</text:p>
            <text:p>}</text:p>
          </table:table-cell>
          <table:covered-table-cell table:style-name="ce23"/>
          <table:covered-table-cell table:style-name="ce25"/>
          <table:table-cell table:style-name="ce28" office:value-type="string" calcext:value-type="string" table:number-columns-spanned="3" table:number-rows-spanned="1">
            <text:p>Response berupa list of object</text:p>
          </table:table-cell>
          <table:covered-table-cell table:style-name="ce23"/>
          <table:covered-table-cell table:style-name="ce25"/>
          <table:table-cell table:style-name="ce29" office:value-type="string" calcext:value-type="string" table:number-columns-spanned="2" table:number-rows-spanned="1">
            <text:p>1. position</text:p>
          </table:table-cell>
          <table:covered-table-cell table:style-name="ce25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table:style-name="ce15" office:value-type="string" calcext:value-type="string">
            <text:p>API POST Save Data Talent</text:p>
          </table:table-cell>
          <table:table-cell table:style-name="ce15" office:value-type="string" calcext:value-type="string" table:number-columns-spanned="2" table:number-rows-spanned="1">
            <text:p>POST :</text:p>
            <text:p>/talent-management/talents</text:p>
          </table:table-cell>
          <table:covered-table-cell table:style-name="ce25"/>
          <table:table-cell table:style-name="ce28" office:value-type="string" calcext:value-type="string" table:number-columns-spanned="3" table:number-rows-spanned="1">
            <text:p>Mapping parameter : </text:p>
            <text:p>{</text:p>
            <text:p>        "talentPhoto": [Foto talent]</text:p>
            <text:p>        "talentName": [Nama Talent]</text:p>
            <text:p>        "talentStatusId": [Id Status Talent]</text:p>
            <text:p>        "nip": [Nomor induk pegawai]</text:p>
            <text:p>        "sex": [Jenis kelamin]</text:p>
            <text:p>        "dob": [Tanggal lahir]</text:p>
            <text:p>        "talentDescription": [Deskripsi talent]</text:p>
            <text:p>        "cv": [CV Talent]</text:p>
            <text:p>        "talentExperience": [Total Pengalaman Kerja Talent]</text:p>
            <text:p>        "talentLevelId": [Id Level Talent]</text:p>
            <text:p>        "projectCompleted": [Total project yang telah diselesaikan oleh talent]</text:p>
            <text:p>        "position": [</text:p>
            <text:p>                {</text:p>
            <text:p>                        "positionId": [Id Posisi Talent]</text:p>
            <text:p>                }</text:p>
            <text:p>        ]</text:p>
            <text:p>        "skillSet": [</text:p>
            <text:p>                {</text:p>
            <text:p>                        "skillId": [Id Skill]</text:p>
            <text:p>                }</text:p>
            <text:p>        ]</text:p>
            <text:p>        "email": [Email talent]</text:p>
            <text:p>        "cellphone": [Nomor HP talent]</text:p>
            <text:p>        "employeeStatusId": [Id Status Kepegawaian Talent]</text:p>
            <text:p>        "talentAvailability": [Availability Talent]</text:p>
            <text:p>        "videoUrl": [Url video biografi talent]</text:p>
            <text:p>}</text:p>
            <text:p/>
            <text:p>Mapping response :</text:p>
            <text:p>?</text:p>
          </table:table-cell>
          <table:covered-table-cell table:style-name="ce23"/>
          <table:covered-table-cell table:style-name="ce25"/>
          <table:table-cell table:style-name="ce28" office:value-type="string" calcext:value-type="string" table:number-columns-spanned="3" table:number-rows-spanned="1">
            <text:p><text:span text:style-name="T1">- Kolom is_active di table talent otomatis diisi dengan </text:span><text:span text:style-name="T2">true</text:span></text:p>
            <text:p><text:span text:style-name="T3">- Insert ke table </text:span><text:span text:style-name="T4">talent_cv_counter </text:span><text:span text:style-name="T5">dan </text:span><text:span text:style-name="T6">talent_profile_counter </text:span><text:span text:style-name="T5">dengan value default counter = 0</text:span></text:p>
            <text:p><text:span text:style-name="T7">- Foto dan CV yang disimpan ke database cukup nama file saja</text:span></text:p>
            <text:p><text:span text:style-name="T7">- Format penamaan file ketika disimpan ke database (foto &amp; cv):</text:span></text:p>
            <text:p><text:span text:style-name="T7">*Nama Talent_Pengalaman_Level_Timestamp</text:span></text:p>
            <text:p><text:span text:style-name="T7"/></text:p>
            <text:p><text:span text:style-name="T7">- Ekstensi foto yang boleh hanya .jpg/.jpeg/.png</text:span></text:p>
            <text:p><text:span text:style-name="T7">- Ekstensi cv yang boleh hanya .pdf/.docx</text:span></text:p>
            <text:p><text:span text:style-name="T7"/></text:p>
            <text:p><text:span text:style-name="T7">DB v.2.0</text:span></text:p>
            <text:p><text:span text:style-name="T7">- Insert ke table talent_metadta dengan value default profile_counter = 0 &amp; cv_counter = 0</text:span></text:p>
          </table:table-cell>
          <table:covered-table-cell table:style-name="ce23"/>
          <table:covered-table-cell table:style-name="ce25"/>
          <table:table-cell table:style-name="ce9" office:value-type="string" calcext:value-type="string" table:number-columns-spanned="2" table:number-rows-spanned="1">
            <text:p>1. talent</text:p>
            <text:p>2. talent_skillset</text:p>
            <text:p>3. talent_position</text:p>
            <text:p>4. talent_cv_counter</text:p>
            <text:p>5. talent_profile_counter</text:p>
            <text:p/>
            <text:p>DB v.2.0</text:p>
            <text:p>4-5. talent_metadata</text:p>
          </table:table-cell>
          <table:covered-table-cell table:style-name="ce25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1">
          <table:table-cell table:number-columns-repeated="12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1" table:number-rows-repeated="5">
          <table:table-cell table:style-name="ce21"/>
          <table:table-cell table:style-name="ce16" table:number-columns-repeated="11"/>
          <table:table-cell table:style-name="ce10" table:number-columns-repeated="2"/>
          <table:table-cell table:style-name="ce16"/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13"/>
          <table:table-cell table:style-name="ce16"/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13"/>
          <table:table-cell table:style-name="ce16"/>
          <table:table-cell table:number-columns-repeated="1009"/>
        </table:table-row>
        <table:table-row table:style-name="ro1" table:number-rows-repeated="3">
          <table:table-cell table:style-name="ce5"/>
          <table:table-cell table:style-name="ce11" table:number-columns-repeated="4"/>
          <table:table-cell table:style-name="ce10" table:number-columns-repeated="9"/>
          <table:table-cell table:style-name="ce16"/>
          <table:table-cell table:number-columns-repeated="1009"/>
        </table:table-row>
        <table:table-row table:style-name="ro1" table:number-rows-repeated="883">
          <table:table-cell table:style-name="ce5"/>
          <table:table-cell table:style-name="ce10" table:number-columns-repeated="13"/>
          <table:table-cell table:style-name="ce16"/>
          <table:table-cell table:number-columns-repeated="1009"/>
        </table:table-row>
        <table:table-row table:style-name="ro1" table:number-rows-repeated="66">
          <table:table-cell table:style-name="ce6"/>
          <table:table-cell table:number-columns-repeated="13"/>
          <table:table-cell table:style-name="ce17"/>
          <table:table-cell table:number-columns-repeated="1009"/>
        </table:table-row>
        <table:table-row table:style-name="ro2" table:number-rows-repeated="10476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play Message" table:style-name="ta4">
        <table:table-column table:style-name="co1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Event</text:p>
          </table:table-cell>
          <table:table-cell table:style-name="ce30" office:value-type="string" calcext:value-type="string">
            <text:p>Cause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Msg ID</text:p>
          </table:table-cell>
          <table:table-cell table:style-name="ce30" office:value-type="string" calcext:value-type="string">
            <text:p>Display Message</text:p>
          </table:table-cell>
          <table:table-cell table:style-name="ce30" office:value-type="string" calcext:value-type="string">
            <text:p>User Action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>
            <text:p>A.</text:p>
          </table:table-cell>
          <table:table-cell table:style-name="ce34" office:value-type="string" calcext:value-type="string">
            <text:p>Add Operation</text:p>
          </table:table-cell>
          <table:table-cell table:style-name="ce36" table:number-columns-repeated="5"/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" calcext:value-type="float">
            <text:p>1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Kolom belum teris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3]=&quot;Error&quot;; &quot;AS-STT-ERR-&quot; &amp; TEXT(SUMPRODUCT(--([.$D$3:.D3]=&quot;Error&quot;)); &quot;000&quot;);   IF([.D3]=&quot;Success&quot;; &quot;AS-STT-SCS-&quot; &amp; TEXT(SUMPRODUCT(--([.$D$3:.D3]=&quot;Success&quot;)); &quot;000&quot;);   IF([.D3]=&quot;Info&quot;; &quot;AS-STT-INF-&quot; &amp; TEXT(SUMPRODUCT(--([.$D$3:.D3]=&quot;Info&quot;)); &quot;000&quot;);   IF([.D3]=&quot;Confirm&quot;; &quot;AS-STT-CFM-&quot; &amp; TEXT(SUMPRODUCT(--([.$D$3:.D3]=&quot;Confirm&quot;)); &quot;000&quot;); &quot;&quot;))))" office:value-type="string" office:string-value="AS-STT-ERR-001" calcext:value-type="string">
            <text:p>AS-STT-ERR-001</text:p>
          </table:table-cell>
          <table:table-cell table:style-name="ce15" office:value-type="string" calcext:value-type="string">
            <text:p>Kolom {kolom} tidak boleh kosong</text:p>
          </table:table-cell>
          <table:table-cell table:style-name="ce15" office:value-type="string" calcext:value-type="string">
            <text:p>Isi semua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2" calcext:value-type="float">
            <text:p>2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Format kolom "Email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4]=&quot;Error&quot;; &quot;AS-STT-ERR-&quot; &amp; TEXT(SUMPRODUCT(--([.$D$3:.D4]=&quot;Error&quot;)); &quot;000&quot;);   IF([.D4]=&quot;Success&quot;; &quot;AS-STT-SCS-&quot; &amp; TEXT(SUMPRODUCT(--([.$D$3:.D4]=&quot;Success&quot;)); &quot;000&quot;);   IF([.D4]=&quot;Info&quot;; &quot;AS-STT-INF-&quot; &amp; TEXT(SUMPRODUCT(--([.$D$3:.D4]=&quot;Info&quot;)); &quot;000&quot;);   IF([.D4]=&quot;Confirm&quot;; &quot;AS-STT-CFM-&quot; &amp; TEXT(SUMPRODUCT(--([.$D$3:.D4]=&quot;Confirm&quot;)); &quot;000&quot;); &quot;&quot;))))" office:value-type="string" office:string-value="AS-STT-ERR-002" calcext:value-type="string">
            <text:p>AS-STT-ERR-002</text:p>
          </table:table-cell>
          <table:table-cell table:style-name="ce15" office:value-type="string" calcext:value-type="string">
            <text:p>Format kolom {kolom} tidak sesuai</text:p>
          </table:table-cell>
          <table:table-cell table:style-name="ce15" office:value-type="string" calcext:value-type="string">
            <text:p>Memperbaiki input kolom email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3" calcext:value-type="float">
            <text:p>3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Format kolom "No Induk Pegawai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5]=&quot;Error&quot;; &quot;AS-STT-ERR-&quot; &amp; TEXT(SUMPRODUCT(--([.$D$3:.D5]=&quot;Error&quot;)); &quot;000&quot;);   IF([.D5]=&quot;Success&quot;; &quot;AS-STT-SCS-&quot; &amp; TEXT(SUMPRODUCT(--([.$D$3:.D5]=&quot;Success&quot;)); &quot;000&quot;);   IF([.D5]=&quot;Info&quot;; &quot;AS-STT-INF-&quot; &amp; TEXT(SUMPRODUCT(--([.$D$3:.D5]=&quot;Info&quot;)); &quot;000&quot;);   IF([.D5]=&quot;Confirm&quot;; &quot;AS-STT-CFM-&quot; &amp; TEXT(SUMPRODUCT(--([.$D$3:.D5]=&quot;Confirm&quot;)); &quot;000&quot;); &quot;&quot;))))" office:value-type="string" office:string-value="AS-STT-ERR-003" calcext:value-type="string">
            <text:p>AS-STT-ERR-003</text:p>
          </table:table-cell>
          <table:table-cell table:style-name="ce15" office:value-type="string" calcext:value-type="string">
            <text:p>Format kolom {kolom} harus berupa angka</text:p>
          </table:table-cell>
          <table:table-cell table:style-name="ce15" office:value-type="string" calcext:value-type="string">
            <text:p>Memperbaiki input kolom no induk pegawai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4" calcext:value-type="float">
            <text:p>4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Format kolom "No Handphone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6]=&quot;Error&quot;; &quot;AS-STT-ERR-&quot; &amp; TEXT(SUMPRODUCT(--([.$D$3:.D6]=&quot;Error&quot;)); &quot;000&quot;);   IF([.D6]=&quot;Success&quot;; &quot;AS-STT-SCS-&quot; &amp; TEXT(SUMPRODUCT(--([.$D$3:.D6]=&quot;Success&quot;)); &quot;000&quot;);   IF([.D6]=&quot;Info&quot;; &quot;AS-STT-INF-&quot; &amp; TEXT(SUMPRODUCT(--([.$D$3:.D6]=&quot;Info&quot;)); &quot;000&quot;);   IF([.D6]=&quot;Confirm&quot;; &quot;AS-STT-CFM-&quot; &amp; TEXT(SUMPRODUCT(--([.$D$3:.D6]=&quot;Confirm&quot;)); &quot;000&quot;); &quot;&quot;))))" office:value-type="string" office:string-value="AS-STT-ERR-004" calcext:value-type="string">
            <text:p>AS-STT-ERR-004</text:p>
          </table:table-cell>
          <table:table-cell table:style-name="ce15" office:value-type="string" calcext:value-type="string">
            <text:p>Format kolom {kolom} harus berupa angka</text:p>
          </table:table-cell>
          <table:table-cell table:style-name="ce15" office:value-type="string" calcext:value-type="string">
            <text:p>Memperbaiki input kolom no handphone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5" calcext:value-type="float">
            <text:p>5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Format kolom "Pengalaman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7]=&quot;Error&quot;; &quot;AS-STT-ERR-&quot; &amp; TEXT(SUMPRODUCT(--([.$D$3:.D7]=&quot;Error&quot;)); &quot;000&quot;);   IF([.D7]=&quot;Success&quot;; &quot;AS-STT-SCS-&quot; &amp; TEXT(SUMPRODUCT(--([.$D$3:.D7]=&quot;Success&quot;)); &quot;000&quot;);   IF([.D7]=&quot;Info&quot;; &quot;AS-STT-INF-&quot; &amp; TEXT(SUMPRODUCT(--([.$D$3:.D7]=&quot;Info&quot;)); &quot;000&quot;);   IF([.D7]=&quot;Confirm&quot;; &quot;AS-STT-CFM-&quot; &amp; TEXT(SUMPRODUCT(--([.$D$3:.D7]=&quot;Confirm&quot;)); &quot;000&quot;); &quot;&quot;))))" office:value-type="string" office:string-value="AS-STT-ERR-005" calcext:value-type="string">
            <text:p>AS-STT-ERR-005</text:p>
          </table:table-cell>
          <table:table-cell table:style-name="ce15" office:value-type="string" calcext:value-type="string">
            <text:p>Format kolom {kolom} harus berupa angka</text:p>
          </table:table-cell>
          <table:table-cell table:style-name="ce15" office:value-type="string" calcext:value-type="string">
            <text:p>Memperbaiki input kolom pengalaman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6" calcext:value-type="float">
            <text:p>6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Ukuran file foto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8]=&quot;Error&quot;; &quot;AS-STT-ERR-&quot; &amp; TEXT(SUMPRODUCT(--([.$D$3:.D8]=&quot;Error&quot;)); &quot;000&quot;);   IF([.D8]=&quot;Success&quot;; &quot;AS-STT-SCS-&quot; &amp; TEXT(SUMPRODUCT(--([.$D$3:.D8]=&quot;Success&quot;)); &quot;000&quot;);   IF([.D8]=&quot;Info&quot;; &quot;AS-STT-INF-&quot; &amp; TEXT(SUMPRODUCT(--([.$D$3:.D8]=&quot;Info&quot;)); &quot;000&quot;);   IF([.D8]=&quot;Confirm&quot;; &quot;AS-STT-CFM-&quot; &amp; TEXT(SUMPRODUCT(--([.$D$3:.D8]=&quot;Confirm&quot;)); &quot;000&quot;); &quot;&quot;))))" office:value-type="string" office:string-value="AS-STT-ERR-006" calcext:value-type="string">
            <text:p>AS-STT-ERR-006</text:p>
          </table:table-cell>
          <table:table-cell table:style-name="ce15" office:value-type="string" calcext:value-type="string">
            <text:p>Ukuran foto maksimal 2MB</text:p>
          </table:table-cell>
          <table:table-cell table:style-name="ce15" office:value-type="string" calcext:value-type="string">
            <text:p>Mengganti foto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7" calcext:value-type="float">
            <text:p>7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Ukuran file cv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9]=&quot;Error&quot;; &quot;AS-STT-ERR-&quot; &amp; TEXT(SUMPRODUCT(--([.$D$3:.D9]=&quot;Error&quot;)); &quot;000&quot;);   IF([.D9]=&quot;Success&quot;; &quot;AS-STT-SCS-&quot; &amp; TEXT(SUMPRODUCT(--([.$D$3:.D9]=&quot;Success&quot;)); &quot;000&quot;);   IF([.D9]=&quot;Info&quot;; &quot;AS-STT-INF-&quot; &amp; TEXT(SUMPRODUCT(--([.$D$3:.D9]=&quot;Info&quot;)); &quot;000&quot;);   IF([.D9]=&quot;Confirm&quot;; &quot;AS-STT-CFM-&quot; &amp; TEXT(SUMPRODUCT(--([.$D$3:.D9]=&quot;Confirm&quot;)); &quot;000&quot;); &quot;&quot;))))" office:value-type="string" office:string-value="AS-STT-ERR-007" calcext:value-type="string">
            <text:p>AS-STT-ERR-007</text:p>
          </table:table-cell>
          <table:table-cell table:style-name="ce15" office:value-type="string" calcext:value-type="string">
            <text:p>Ukuran foto maksimal 10MB</text:p>
          </table:table-cell>
          <table:table-cell table:style-name="ce15" office:value-type="string" calcext:value-type="string">
            <text:p>Mengganti cv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8" calcext:value-type="float">
            <text:p>8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Format file foto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0]=&quot;Error&quot;; &quot;AS-STT-ERR-&quot; &amp; TEXT(SUMPRODUCT(--([.$D$3:.D10]=&quot;Error&quot;)); &quot;000&quot;);   IF([.D10]=&quot;Success&quot;; &quot;AS-STT-SCS-&quot; &amp; TEXT(SUMPRODUCT(--([.$D$3:.D10]=&quot;Success&quot;)); &quot;000&quot;);   IF([.D10]=&quot;Info&quot;; &quot;AS-STT-INF-&quot; &amp; TEXT(SUMPRODUCT(--([.$D$3:.D10]=&quot;Info&quot;)); &quot;000&quot;);   IF([.D10]=&quot;Confirm&quot;; &quot;AS-STT-CFM-&quot; &amp; TEXT(SUMPRODUCT(--([.$D$3:.D10]=&quot;Confirm&quot;)); &quot;000&quot;); &quot;&quot;))))" office:value-type="string" office:string-value="AS-STT-ERR-008" calcext:value-type="string">
            <text:p>AS-STT-ERR-008</text:p>
          </table:table-cell>
          <table:table-cell table:style-name="ce15" office:value-type="string" calcext:value-type="string">
            <text:p>Format file harus berupa .jpg/.jpeg/.png</text:p>
          </table:table-cell>
          <table:table-cell table:style-name="ce15" office:value-type="string" calcext:value-type="string">
            <text:p>Mengganti foto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9" calcext:value-type="float">
            <text:p>9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Format file cv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1]=&quot;Error&quot;; &quot;AS-STT-ERR-&quot; &amp; TEXT(SUMPRODUCT(--([.$D$3:.D11]=&quot;Error&quot;)); &quot;000&quot;);   IF([.D11]=&quot;Success&quot;; &quot;AS-STT-SCS-&quot; &amp; TEXT(SUMPRODUCT(--([.$D$3:.D11]=&quot;Success&quot;)); &quot;000&quot;);   IF([.D11]=&quot;Info&quot;; &quot;AS-STT-INF-&quot; &amp; TEXT(SUMPRODUCT(--([.$D$3:.D11]=&quot;Info&quot;)); &quot;000&quot;);   IF([.D11]=&quot;Confirm&quot;; &quot;AS-STT-CFM-&quot; &amp; TEXT(SUMPRODUCT(--([.$D$3:.D11]=&quot;Confirm&quot;)); &quot;000&quot;); &quot;&quot;))))" office:value-type="string" office:string-value="AS-STT-ERR-009" calcext:value-type="string">
            <text:p>AS-STT-ERR-009</text:p>
          </table:table-cell>
          <table:table-cell table:style-name="ce15" office:value-type="string" calcext:value-type="string">
            <text:p>Format file harus berupa .docx/.pdf</text:p>
          </table:table-cell>
          <table:table-cell table:style-name="ce15" office:value-type="string" calcext:value-type="string">
            <text:p>Mengganti cv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0" calcext:value-type="float">
            <text:p>10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Panjang kolom "Nama Talent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2]=&quot;Error&quot;; &quot;AS-STT-ERR-&quot; &amp; TEXT(SUMPRODUCT(--([.$D$3:.D12]=&quot;Error&quot;)); &quot;000&quot;);   IF([.D12]=&quot;Success&quot;; &quot;AS-STT-SCS-&quot; &amp; TEXT(SUMPRODUCT(--([.$D$3:.D12]=&quot;Success&quot;)); &quot;000&quot;);   IF([.D12]=&quot;Info&quot;; &quot;AS-STT-INF-&quot; &amp; TEXT(SUMPRODUCT(--([.$D$3:.D12]=&quot;Info&quot;)); &quot;000&quot;);   IF([.D12]=&quot;Confirm&quot;; &quot;AS-STT-CFM-&quot; &amp; TEXT(SUMPRODUCT(--([.$D$3:.D12]=&quot;Confirm&quot;)); &quot;000&quot;); &quot;&quot;))))" office:value-type="string" office:string-value="AS-STT-ERR-010" calcext:value-type="string">
            <text:p>AS-STT-ERR-010</text:p>
          </table:table-cell>
          <table:table-cell table:style-name="ce15" office:value-type="string" calcext:value-type="string">
            <text:p>Panjang kolom {kolom} tidak boleh lebih dari 255</text:p>
          </table:table-cell>
          <table:table-cell table:style-name="ce15" office:value-type="string" calcext:value-type="string">
            <text:p>Menyesuaikan panjang input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1" calcext:value-type="float">
            <text:p>11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Panjang kolom "No Induk Pegawai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3]=&quot;Error&quot;; &quot;AS-STT-ERR-&quot; &amp; TEXT(SUMPRODUCT(--([.$D$3:.D13]=&quot;Error&quot;)); &quot;000&quot;);   IF([.D13]=&quot;Success&quot;; &quot;AS-STT-SCS-&quot; &amp; TEXT(SUMPRODUCT(--([.$D$3:.D13]=&quot;Success&quot;)); &quot;000&quot;);   IF([.D13]=&quot;Info&quot;; &quot;AS-STT-INF-&quot; &amp; TEXT(SUMPRODUCT(--([.$D$3:.D13]=&quot;Info&quot;)); &quot;000&quot;);   IF([.D13]=&quot;Confirm&quot;; &quot;AS-STT-CFM-&quot; &amp; TEXT(SUMPRODUCT(--([.$D$3:.D13]=&quot;Confirm&quot;)); &quot;000&quot;); &quot;&quot;))))" office:value-type="string" office:string-value="AS-STT-ERR-011" calcext:value-type="string">
            <text:p>AS-STT-ERR-011</text:p>
          </table:table-cell>
          <table:table-cell table:style-name="ce15" office:value-type="string" calcext:value-type="string">
            <text:p>Panjang kolom {kolom} tidak boleh lebih dari 15</text:p>
          </table:table-cell>
          <table:table-cell table:style-name="ce15" office:value-type="string" calcext:value-type="string">
            <text:p>Menyesuaikan panjang input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2" calcext:value-type="float">
            <text:p>12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Panjang kolom "Deskripsi Talent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4]=&quot;Error&quot;; &quot;AS-STT-ERR-&quot; &amp; TEXT(SUMPRODUCT(--([.$D$3:.D14]=&quot;Error&quot;)); &quot;000&quot;);   IF([.D14]=&quot;Success&quot;; &quot;AS-STT-SCS-&quot; &amp; TEXT(SUMPRODUCT(--([.$D$3:.D14]=&quot;Success&quot;)); &quot;000&quot;);   IF([.D14]=&quot;Info&quot;; &quot;AS-STT-INF-&quot; &amp; TEXT(SUMPRODUCT(--([.$D$3:.D14]=&quot;Info&quot;)); &quot;000&quot;);   IF([.D14]=&quot;Confirm&quot;; &quot;AS-STT-CFM-&quot; &amp; TEXT(SUMPRODUCT(--([.$D$3:.D14]=&quot;Confirm&quot;)); &quot;000&quot;); &quot;&quot;))))" office:value-type="string" office:string-value="AS-STT-ERR-012" calcext:value-type="string">
            <text:p>AS-STT-ERR-012</text:p>
          </table:table-cell>
          <table:table-cell table:style-name="ce15" office:value-type="string" calcext:value-type="string">
            <text:p>Panjang kolom {kolom} tidak boleh lebih dari 4000</text:p>
          </table:table-cell>
          <table:table-cell table:style-name="ce15" office:value-type="string" calcext:value-type="string">
            <text:p>Menyesuaikan panjang input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3" calcext:value-type="float">
            <text:p>13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Panjang kolom "Email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5]=&quot;Error&quot;; &quot;AS-STT-ERR-&quot; &amp; TEXT(SUMPRODUCT(--([.$D$3:.D15]=&quot;Error&quot;)); &quot;000&quot;);   IF([.D15]=&quot;Success&quot;; &quot;AS-STT-SCS-&quot; &amp; TEXT(SUMPRODUCT(--([.$D$3:.D15]=&quot;Success&quot;)); &quot;000&quot;);   IF([.D15]=&quot;Info&quot;; &quot;AS-STT-INF-&quot; &amp; TEXT(SUMPRODUCT(--([.$D$3:.D15]=&quot;Info&quot;)); &quot;000&quot;);   IF([.D15]=&quot;Confirm&quot;; &quot;AS-STT-CFM-&quot; &amp; TEXT(SUMPRODUCT(--([.$D$3:.D15]=&quot;Confirm&quot;)); &quot;000&quot;); &quot;&quot;))))" office:value-type="string" office:string-value="AS-STT-ERR-013" calcext:value-type="string">
            <text:p>AS-STT-ERR-013</text:p>
          </table:table-cell>
          <table:table-cell table:style-name="ce15" office:value-type="string" calcext:value-type="string">
            <text:p>Panjang kolom {kolom} tidak boleh lebih dari 100</text:p>
          </table:table-cell>
          <table:table-cell table:style-name="ce15" office:value-type="string" calcext:value-type="string">
            <text:p>Menyesuaikan panjang input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4" calcext:value-type="float">
            <text:p>14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Jumlah Posisi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6]=&quot;Error&quot;; &quot;AS-STT-ERR-&quot; &amp; TEXT(SUMPRODUCT(--([.$D$3:.D16]=&quot;Error&quot;)); &quot;000&quot;);   IF([.D16]=&quot;Success&quot;; &quot;AS-STT-SCS-&quot; &amp; TEXT(SUMPRODUCT(--([.$D$3:.D16]=&quot;Success&quot;)); &quot;000&quot;);   IF([.D16]=&quot;Info&quot;; &quot;AS-STT-INF-&quot; &amp; TEXT(SUMPRODUCT(--([.$D$3:.D16]=&quot;Info&quot;)); &quot;000&quot;);   IF([.D16]=&quot;Confirm&quot;; &quot;AS-STT-CFM-&quot; &amp; TEXT(SUMPRODUCT(--([.$D$3:.D16]=&quot;Confirm&quot;)); &quot;000&quot;); &quot;&quot;))))" office:value-type="string" office:string-value="AS-STT-ERR-014" calcext:value-type="string">
            <text:p>AS-STT-ERR-014</text:p>
          </table:table-cell>
          <table:table-cell table:style-name="ce15" office:value-type="string" calcext:value-type="string">
            <text:p>Jumlah Posisi tidak boleh lebih dari 10</text:p>
          </table:table-cell>
          <table:table-cell table:style-name="ce15" office:value-type="string" calcext:value-type="string">
            <text:p>Menyesuaikan input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5" calcext:value-type="float">
            <text:p>15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Jumlah Skillset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7]=&quot;Error&quot;; &quot;AS-STT-ERR-&quot; &amp; TEXT(SUMPRODUCT(--([.$D$3:.D17]=&quot;Error&quot;)); &quot;000&quot;);   IF([.D17]=&quot;Success&quot;; &quot;AS-STT-SCS-&quot; &amp; TEXT(SUMPRODUCT(--([.$D$3:.D17]=&quot;Success&quot;)); &quot;000&quot;);   IF([.D17]=&quot;Info&quot;; &quot;AS-STT-INF-&quot; &amp; TEXT(SUMPRODUCT(--([.$D$3:.D17]=&quot;Info&quot;)); &quot;000&quot;);   IF([.D17]=&quot;Confirm&quot;; &quot;AS-STT-CFM-&quot; &amp; TEXT(SUMPRODUCT(--([.$D$3:.D17]=&quot;Confirm&quot;)); &quot;000&quot;); &quot;&quot;))))" office:value-type="string" office:string-value="AS-STT-ERR-015" calcext:value-type="string">
            <text:p>AS-STT-ERR-015</text:p>
          </table:table-cell>
          <table:table-cell table:style-name="ce15" office:value-type="string" calcext:value-type="string">
            <text:p>Jumlah Skillset tidak boleh lebih dari 50</text:p>
          </table:table-cell>
          <table:table-cell table:style-name="ce15" office:value-type="string" calcext:value-type="string">
            <text:p>Menyesuaikan input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6" calcext:value-type="float">
            <text:p>16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Panjang kolom "No Handphone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8]=&quot;Error&quot;; &quot;AS-STT-ERR-&quot; &amp; TEXT(SUMPRODUCT(--([.$D$3:.D18]=&quot;Error&quot;)); &quot;000&quot;);   IF([.D18]=&quot;Success&quot;; &quot;AS-STT-SCS-&quot; &amp; TEXT(SUMPRODUCT(--([.$D$3:.D18]=&quot;Success&quot;)); &quot;000&quot;);   IF([.D18]=&quot;Info&quot;; &quot;AS-STT-INF-&quot; &amp; TEXT(SUMPRODUCT(--([.$D$3:.D18]=&quot;Info&quot;)); &quot;000&quot;);   IF([.D18]=&quot;Confirm&quot;; &quot;AS-STT-CFM-&quot; &amp; TEXT(SUMPRODUCT(--([.$D$3:.D18]=&quot;Confirm&quot;)); &quot;000&quot;); &quot;&quot;))))" office:value-type="string" office:string-value="AS-STT-ERR-016" calcext:value-type="string">
            <text:p>AS-STT-ERR-016</text:p>
          </table:table-cell>
          <table:table-cell table:style-name="ce15" office:value-type="string" calcext:value-type="string">
            <text:p>Panjang kolom {kolom} tidak boleh lebih dari 12</text:p>
          </table:table-cell>
          <table:table-cell table:style-name="ce15" office:value-type="string" calcext:value-type="string">
            <text:p>Menyesuaikan panjang input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7" calcext:value-type="float">
            <text:p>17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Panjang kolom "Biography Video Url" tidak sesuai</text:p>
          </table:table-cell>
          <table:table-cell table:style-name="ce13" office:value-type="string" calcext:value-type="string">
            <text:p>Error</text:p>
          </table:table-cell>
          <table:table-cell table:style-name="ce9" table:formula="of:=IF([.D19]=&quot;Error&quot;; &quot;AS-STT-ERR-&quot; &amp; TEXT(SUMPRODUCT(--([.$D$3:.D19]=&quot;Error&quot;)); &quot;000&quot;);   IF([.D19]=&quot;Success&quot;; &quot;AS-STT-SCS-&quot; &amp; TEXT(SUMPRODUCT(--([.$D$3:.D19]=&quot;Success&quot;)); &quot;000&quot;);   IF([.D19]=&quot;Info&quot;; &quot;AS-STT-INF-&quot; &amp; TEXT(SUMPRODUCT(--([.$D$3:.D19]=&quot;Info&quot;)); &quot;000&quot;);   IF([.D19]=&quot;Confirm&quot;; &quot;AS-STT-CFM-&quot; &amp; TEXT(SUMPRODUCT(--([.$D$3:.D19]=&quot;Confirm&quot;)); &quot;000&quot;); &quot;&quot;))))" office:value-type="string" office:string-value="AS-STT-ERR-017" calcext:value-type="string">
            <text:p>AS-STT-ERR-017</text:p>
          </table:table-cell>
          <table:table-cell table:style-name="ce15" office:value-type="string" calcext:value-type="string">
            <text:p>Panjang kolom {kolom} tidak boleh lebih dari 255</text:p>
          </table:table-cell>
          <table:table-cell table:style-name="ce15" office:value-type="string" calcext:value-type="string">
            <text:p>Menyesuaikan panjang input kolom dan klik tombol [Simpan]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8" calcext:value-type="float">
            <text:p>18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Kesalahan Server</text:p>
          </table:table-cell>
          <table:table-cell table:style-name="ce38" office:value-type="string" calcext:value-type="string">
            <text:p>Error</text:p>
          </table:table-cell>
          <table:table-cell table:style-name="ce9" table:formula="of:=IF([.D20]=&quot;Error&quot;; &quot;AS-STT-ERR-&quot; &amp; TEXT(SUMPRODUCT(--([.$D$3:.D20]=&quot;Error&quot;)); &quot;000&quot;);   IF([.D20]=&quot;Success&quot;; &quot;AS-STT-SCS-&quot; &amp; TEXT(SUMPRODUCT(--([.$D$3:.D20]=&quot;Success&quot;)); &quot;000&quot;);   IF([.D20]=&quot;Info&quot;; &quot;AS-STT-INF-&quot; &amp; TEXT(SUMPRODUCT(--([.$D$3:.D20]=&quot;Info&quot;)); &quot;000&quot;);   IF([.D20]=&quot;Confirm&quot;; &quot;AS-STT-CFM-&quot; &amp; TEXT(SUMPRODUCT(--([.$D$3:.D20]=&quot;Confirm&quot;)); &quot;000&quot;); &quot;&quot;))))" office:value-type="string" office:string-value="AS-STT-ERR-018" calcext:value-type="string">
            <text:p>AS-STT-ERR-018</text:p>
          </table:table-cell>
          <table:table-cell table:style-name="ce40" office:value-type="string" calcext:value-type="string">
            <text:p>Terjadi kesalahan server. Silakan coba kembali.</text:p>
          </table:table-cell>
          <table:table-cell table:style-name="ce15" office:value-type="string" calcext:value-type="string">
            <text:p>Mencoba kembali klik tombol [Simpan] atau hubungi administrator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19" calcext:value-type="float">
            <text:p>19</text:p>
          </table:table-cell>
          <table:table-cell table:style-name="ce15" office:value-type="string" calcext:value-type="string">
            <text:p>Klik tombol [Simpan]</text:p>
          </table:table-cell>
          <table:table-cell table:style-name="ce15" office:value-type="string" calcext:value-type="string">
            <text:p>Berhasil simpan</text:p>
          </table:table-cell>
          <table:table-cell table:style-name="ce13" office:value-type="string" calcext:value-type="string">
            <text:p>Info</text:p>
          </table:table-cell>
          <table:table-cell table:style-name="ce9" table:formula="of:=IF([.D21]=&quot;Error&quot;; &quot;AS-STT-ERR-&quot; &amp; TEXT(SUMPRODUCT(--([.$D$3:.D21]=&quot;Error&quot;)); &quot;000&quot;);   IF([.D21]=&quot;Success&quot;; &quot;AS-STT-SCS-&quot; &amp; TEXT(SUMPRODUCT(--([.$D$3:.D21]=&quot;Success&quot;)); &quot;000&quot;);   IF([.D21]=&quot;Info&quot;; &quot;AS-STT-INF-&quot; &amp; TEXT(SUMPRODUCT(--([.$D$3:.D21]=&quot;Info&quot;)); &quot;000&quot;);   IF([.D21]=&quot;Confirm&quot;; &quot;AS-STT-CFM-&quot; &amp; TEXT(SUMPRODUCT(--([.$D$3:.D21]=&quot;Confirm&quot;)); &quot;000&quot;); &quot;&quot;))))" office:value-type="string" office:string-value="AS-STT-INF-001" calcext:value-type="string">
            <text:p>AS-STT-INF-001</text:p>
          </table:table-cell>
          <table:table-cell table:style-name="ce15" office:value-type="string" calcext:value-type="string">
            <text:p>Berhasil tambah talent</text:p>
          </table:table-cell>
          <table:table-cell table:style-name="ce15"/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3" table:formula="of:=ROW()-2" office:value-type="float" office:value="20" calcext:value-type="float">
            <text:p>20</text:p>
          </table:table-cell>
          <table:table-cell table:style-name="ce15" office:value-type="string" calcext:value-type="string">
            <text:p>Klik tombol [Batal]</text:p>
          </table:table-cell>
          <table:table-cell table:style-name="ce37" office:value-type="string" calcext:value-type="string">
            <text:p>Konfirmasi sebelum batal</text:p>
          </table:table-cell>
          <table:table-cell table:style-name="ce39" office:value-type="string" calcext:value-type="string">
            <text:p>Confirm</text:p>
          </table:table-cell>
          <table:table-cell table:style-name="ce9" table:formula="of:=IF([.D22]=&quot;Error&quot;; &quot;AS-STT-ERR-&quot; &amp; TEXT(SUMPRODUCT(--([.$D$3:.D22]=&quot;Error&quot;)); &quot;000&quot;);   IF([.D22]=&quot;Success&quot;; &quot;AS-STT-SCS-&quot; &amp; TEXT(SUMPRODUCT(--([.$D$3:.D22]=&quot;Success&quot;)); &quot;000&quot;);   IF([.D22]=&quot;Info&quot;; &quot;AS-STT-INF-&quot; &amp; TEXT(SUMPRODUCT(--([.$D$3:.D22]=&quot;Info&quot;)); &quot;000&quot;);   IF([.D22]=&quot;Confirm&quot;; &quot;AS-STT-CFM-&quot; &amp; TEXT(SUMPRODUCT(--([.$D$3:.D22]=&quot;Confirm&quot;)); &quot;000&quot;); &quot;&quot;))))" office:value-type="string" office:string-value="AS-STT-CFM-001" calcext:value-type="string">
            <text:p>AS-STT-CFM-001</text:p>
          </table:table-cell>
          <table:table-cell table:style-name="ce37" office:value-type="string" calcext:value-type="string">
            <text:p>Apakah Anda yakin untuk batal tambah client?</text:p>
          </table:table-cell>
          <table:table-cell table:style-name="ce37" office:value-type="string" calcext:value-type="string">
            <text:p>Klik [Ya] untuk batal, klik [Tidak] untuk tidak jadi membatalkan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32" office:value-type="float" office:value="21" calcext:value-type="float">
            <text:p>21</text:p>
          </table:table-cell>
          <table:table-cell table:style-name="ce35" table:number-columns-repeated="3"/>
          <table:table-cell table:style-name="ce9" table:formula="of:=IF([.D23]=&quot;Error&quot;; &quot;AS-STT-ERR-&quot; &amp; TEXT(SUMPRODUCT(--([.$D$3:.D23]=&quot;Error&quot;)); &quot;000&quot;);   IF([.D23]=&quot;Success&quot;; &quot;AS-STT-SCS-&quot; &amp; TEXT(SUMPRODUCT(--([.$D$3:.D23]=&quot;Success&quot;)); &quot;000&quot;);   IF([.D23]=&quot;Info&quot;; &quot;AS-STT-INF-&quot; &amp; TEXT(SUMPRODUCT(--([.$D$3:.D23]=&quot;Info&quot;)); &quot;000&quot;);   IF([.D23]=&quot;Confirm&quot;; &quot;AS-STT-CFM-&quot; &amp; TEXT(SUMPRODUCT(--([.$D$3:.D23]=&quot;Confirm&quot;)); &quot;000&quot;); &quot;&quot;))))">
            <text:p/>
          </table:table-cell>
          <table:table-cell table:style-name="ce35" table:number-columns-repeated="2"/>
          <table:table-cell table:style-name="ce16" table:number-columns-repeated="19"/>
          <table:table-cell table:number-columns-repeated="998"/>
        </table:table-row>
        <table:table-row table:style-name="ro1" table:number-rows-repeated="965">
          <table:table-cell table:style-name="ce33"/>
          <table:table-cell table:style-name="ce16" table:number-columns-repeated="25"/>
          <table:table-cell table:number-columns-repeated="998"/>
        </table:table-row>
        <table:table-row table:style-name="ro2" table:number-rows-repeated="10475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mponen" style:display-name="PageStyle_Komp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" style:display-name="PageStyle_Ev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" style:display-name="PageStyle_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play_20_Message" style:display-name="PageStyle_Display Mess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23" meta:object-count="0"/>
    <meta:generator>LibreOfficeDev/6.0.5.2$Linux_X86_64 LibreOffice_project/</meta:generator>
  </office:meta>
</office:document-meta>
</file>